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jpeg" manifest:media-type="image/jpeg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name="T9" style:parent-style-name="DefaultParagraphFont" style:family="text">
      <style:text-properties style:language-asian="en" style:country-asian="GB"/>
    </style:style>
    <style:style style:name="T10" style:parent-style-name="DefaultParagraphFont" style:family="text">
      <style:text-properties style:language-asian="en" style:country-asian="GB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6.26806in" style:rel-width="scale" style:rel-height="scale"><draw:image xlink:href="media/image1.jpeg" xlink:type="simple" xlink:show="embed" xlink:actuate="onLoad"/><svg:title/><svg:desc>http://www.tiesnsuch.co.uk/images/product/SKINNY%20TIES/Striped%20Ties/V1128.jpg</svg:desc></draw:frame></text:span></text:p>
      <text:soft-page-break/>
      <text:p text:style-name="Normal"><text:span text:style-name="T3"><draw:frame draw:style-name="a1" draw:name="Picture 4" text:anchor-type="as-char" svg:x="0in" svg:y="0in" svg:width="2.34375in" svg:height="2.34375in" style:rel-width="scale" style:rel-height="scale"><draw:image xlink:href="media/image2.jpeg" xlink:type="simple" xlink:show="embed" xlink:actuate="onLoad"/><svg:title/><svg:desc>http://t3.gstatic.com/images?q=tbn:ANd9GcQvhSDa3fLDqCP7pY7BDuj5-N2EEM2fvB4qYCtr4uA8i6T2BBNH</svg:desc></draw:frame></text:span><text:s/><text:soft-page-break/><text:span text:style-name="T4"><draw:frame draw:style-name="a2" draw:name="Picture 5" text:anchor-type="as-char" svg:x="0in" svg:y="0in" svg:width="6.26806in" svg:height="8.0502in" style:rel-width="scale" style:rel-height="scale"><draw:image xlink:href="media/image3.jpeg" xlink:type="simple" xlink:show="embed" xlink:actuate="onLoad"/><svg:title/><svg:desc>http://www.brighterman.com/images/uploads/1/Mens%20Purple%20Necktie.jpg</svg:desc></draw:frame></text:span></text:p>
      <text:p text:style-name="Normal"/>
      <text:soft-page-break/>
      <text:p text:style-name="Normal"><text:span text:style-name="T5"><draw:frame draw:style-name="a3" draw:name="Picture 6" text:anchor-type="as-char" svg:x="0in" svg:y="0in" svg:width="6.25in" svg:height="6.72917in" style:rel-width="scale" style:rel-height="scale"><draw:image xlink:href="media/image4.jpeg" xlink:type="simple" xlink:show="embed" xlink:actuate="onLoad"/><svg:title/><svg:desc>http://www.oliverbainbridge.co.uk/image/prods-7/purple-designer-silk-tie-795_600.jpg</svg:desc></draw:frame></text:span></text:p>
      <text:soft-page-break/>
      <text:p text:style-name="Normal"><text:span text:style-name="T6"><draw:frame draw:style-name="a4" draw:name="Picture 2" text:anchor-type="as-char" svg:x="0in" svg:y="0in" svg:width="6.26806in" svg:height="6.26806in" style:rel-width="scale" style:rel-height="scale"><draw:image xlink:href="media/image5.jpeg" xlink:type="simple" xlink:show="embed" xlink:actuate="onLoad"/><svg:title/><svg:desc>http://www.tiesnsuch.co.uk/images/product/SKINNY%20TIES/Striped%20Ties/V1122.jpg</svg:desc></draw:frame></text:span></text:p>
      <text:p text:style-name="Normal"><text:span text:style-name="T7"><draw:frame draw:style-name="a5" draw:name="Picture 3" text:anchor-type="as-char" svg:x="0in" svg:y="0in" svg:width="2.60417in" svg:height="2.60417in" style:rel-width="scale" style:rel-height="scale"><draw:image xlink:href="media/image6.jpeg" xlink:type="simple" xlink:show="embed" xlink:actuate="onLoad"/><svg:title/><svg:desc>http://cdn102.iofferphoto.com/img3/item/514/711/543/l_YhTSyibei-ties-novelty-olive-green-check-woven-necktie-men.jpg</svg:desc></draw:frame></text:span></text:p>
      <text:soft-page-break/>
      <text:p text:style-name="Normal"><text:span text:style-name="T8"><draw:frame draw:style-name="a6" draw:name="Picture 7" text:anchor-type="as-char" svg:x="0in" svg:y="0in" svg:width="4.16667in" svg:height="5.92708in" style:rel-width="scale" style:rel-height="scale"><draw:image xlink:href="media/image7.jpeg" xlink:type="simple" xlink:show="embed" xlink:actuate="onLoad"/><svg:title/><svg:desc>http://www.green-neckties.com/wordpress/wp-content/uploads/2008/06/sage-green-silk-tie.jpg</svg:desc></draw:frame></text:span></text:p>
      <text:p text:style-name="Normal"><text:span text:style-name="T9"><draw:frame draw:style-name="a7" draw:name="Picture 8" text:anchor-type="as-char" svg:x="0in" svg:y="0in" svg:width="2.19792in" svg:height="2.48958in" style:rel-width="scale" style:rel-height="scale"><draw:image xlink:href="media/image8.jpeg" xlink:type="simple" xlink:show="embed" xlink:actuate="onLoad"/><svg:title/><svg:desc>http://t3.gstatic.com/images?q=tbn:ANd9GcQnKkolDnmXfBKveyc-eaBLNoauLJJ4tIHOsD4jdR4FVD5Agd5pzA</svg:desc></draw:frame></text:span></text:p>
      <text:soft-page-break/>
      <text:p text:style-name="Normal"><text:span text:style-name="T10"><draw:frame draw:style-name="a8" draw:name="Picture 9" text:anchor-type="as-char" svg:x="0in" svg:y="0in" svg:width="2.29167in" svg:height="2.375in" style:rel-width="scale" style:rel-height="scale"><draw:image xlink:href="media/image9.png" xlink:type="simple" xlink:show="embed" xlink:actuate="onLoad"/><svg:title/><svg:desc>http://upload.wikimedia.org/wikipedia/en/a/a7/Hi5logo91611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oreen</meta:initial-creator>
    <dc:creator>Doreen</dc:creator>
    <meta:creation-date>2013-05-17T16:22:00Z</meta:creation-date>
    <dc:date>2013-05-17T17:30:00Z</dc:date>
    <meta:template xlink:href="Normal" xlink:type="simple"/>
    <meta:editing-cycles>1</meta:editing-cycles>
    <meta:editing-duration>PT4080S</meta:editing-duration>
    <meta:document-statistic meta:page-count="7" meta:paragraph-count="1" meta:word-count="2" meta:character-count="18" meta:row-count="1" meta:non-whitespace-character-count="17"/>
  </office:meta>
</office:document-meta>
</file>